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13.996cm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_20__28_user_29_">
      <style:text-properties style:font-name="Roboto"/>
    </style:style>
    <style:style style:name="P2" style:family="paragraph" style:parent-style-name="Standard_20__28_user_29_">
      <style:text-properties style:font-name="Roboto" style:text-underline-style="solid" style:text-underline-width="auto" style:text-underline-color="font-color"/>
    </style:style>
    <style:style style:name="P3" style:family="paragraph" style:parent-style-name="Standard_20__28_user_29_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_20__28_user_29_">
      <style:text-properties style:font-name="Roboto" style:text-underline-style="solid" style:text-underline-width="auto" style:text-underline-color="font-color" fo:font-weight="bold" officeooo:rsid="00019216" officeooo:paragraph-rsid="00019216" style:font-weight-asian="bold" style:font-weight-complex="bold"/>
    </style:style>
    <style:style style:name="P5" style:family="paragraph" style:parent-style-name="Standard_20__28_user_29_">
      <style:text-properties style:font-name="Roboto" fo:font-style="italic" style:font-style-asian="italic" style:font-style-complex="italic"/>
    </style:style>
    <style:style style:name="P6" style:family="paragraph" style:parent-style-name="Standard_20__28_user_29_">
      <style:text-properties style:font-name="Roboto" style:text-underline-style="none" fo:font-weight="normal" officeooo:rsid="000258ff" officeooo:paragraph-rsid="000258ff" style:font-weight-asian="normal" style:font-weight-complex="normal"/>
    </style:style>
    <style:style style:name="P7" style:family="paragraph" style:parent-style-name="Standard_20__28_user_29_">
      <style:paragraph-properties fo:text-align="start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officeooo:rsid="000258ff" officeooo:paragraph-rsid="0003a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_20__28_user_29_">
      <style:paragraph-properties fo:text-align="start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officeooo:rsid="0003a237" officeooo:paragraph-rsid="0003a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_20__28_user_29_">
      <style:paragraph-properties fo:text-align="start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officeooo:rsid="0003ae18" officeooo:paragraph-rsid="0003a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rebuchet MS" style:text-underline-style="none" fo:font-weight="normal" officeooo:rsid="000258ff" officeooo:paragraph-rsid="0003ae18" style:font-weight-asian="normal" style:font-weight-complex="normal"/>
    </style:style>
    <style:style style:name="P11" style:family="paragraph" style:parent-style-name="Standard_20__28_user_29_">
      <style:paragraph-properties fo:break-before="page"/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officeooo:rsid="0003ae18" officeooo:paragraph-rsid="0003a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officeooo:rsid="0003ae18" officeooo:paragraph-rsid="0003a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_20__28_user_29_" style:master-page-name="Standard">
      <style:paragraph-properties style:page-number="auto"/>
      <style:text-properties style:font-name="Roboto" style:text-underline-style="solid" style:text-underline-width="auto" style:text-underline-color="font-color" fo:font-weight="bold" officeooo:rsid="00019216" officeooo:paragraph-rsid="00019216" style:font-weight-asian="bold" style:font-weight-complex="bold"/>
    </style:style>
    <style:style style:name="P16" style:family="paragraph" style:parent-style-name="Standard_20__28_user_29_">
      <style:paragraph-properties fo:break-before="page"/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Roboto"/>
    </style:style>
    <style:style style:name="T2" style:family="text">
      <style:text-properties style:font-name="Roboto"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ae18" style:font-weight-asian="bold" style:font-weight-complex="bold"/>
    </style:style>
    <style:style style:name="T5" style:family="text">
      <style:text-properties officeooo:rsid="0003a237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font-size-asian="12pt" style:font-style-asian="normal" style:font-size-complex="12pt" style:font-style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put File Format (.claw)</text:p>
      <text:p text:style-name="P4"/>
      <text:p text:style-name="P6">Each beat is one note – for some tab this is half notes because it’s in 2/4. <text:s/>The beats are the number of notes in a bar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escriptor</text:p>
          </table:table-cell>
          <table:table-cell table:style-name="Table1.B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14">&amp;</text:p>
          </table:table-cell>
          <table:table-cell table:style-name="Table1.B2" office:value-type="string">
            <text:p text:style-name="P7">Blank note</text:p>
          </table:table-cell>
        </table:table-row>
        <table:table-row>
          <table:table-cell table:style-name="Table1.A2" office:value-type="string">
            <text:p text:style-name="P12">xxxffff</text:p>
          </table:table-cell>
          <table:table-cell table:style-name="Table1.B5" office:value-type="string">
            <text:p text:style-name="P10">xxx are string skips. ffff are frets. If any of the new frettings change <text:span text:style-name="T6">the current fretting then the whole fretting is overwritten.</text:span></text:p>
          </table:table-cell>
        </table:table-row>
        <table:table-row>
          <table:table-cell table:style-name="Table1.A2" office:value-type="string">
            <text:p text:style-name="P12">(chord)</text:p>
          </table:table-cell>
          <table:table-cell table:style-name="Table1.B4" office:value-type="string">
            <text:p text:style-name="P10">This places “chord” on the top line, and the chord definition in the same format is xxxffff taken from key chord_”chord”</text:p>
          </table:table-cell>
        </table:table-row>
        <table:table-row>
          <table:table-cell table:style-name="Table1.A2" office:value-type="string">
            <text:p text:style-name="P13">!</text:p>
          </table:table-cell>
          <table:table-cell table:style-name="Table1.B5" office:value-type="string">
            <text:p text:style-name="P7">Add a brush using the current fretting.</text:p>
          </table:table-cell>
        </table:table-row>
        <table:table-row>
          <table:table-cell table:style-name="Table1.A2" office:value-type="string">
            <text:p text:style-name="P12">Pf Hf /f</text:p>
          </table:table-cell>
          <table:table-cell table:style-name="Table1.B6" office:value-type="string">
            <text:p text:style-name="P8">Modify the last note to be a pull off, hammer on or slide to f.</text:p>
          </table:table-cell>
        </table:table-row>
      </table:table>
      <text:p text:style-name="P6"/>
      <text:p text:style-name="P6"><text:span text:style-name="T4">F</text:span><text:span text:style-name="T3">rets (0-17)</text:span><text:tab/><text:tab/>0 1 2 3 4 5 6 7 8 9 <text:span text:style-name="T5">n</text:span> l w <text:span text:style-name="T5">t</text:span> u f s v</text:p>
      <text:p text:style-name="P6"><text:tab/><text:tab/><text:tab/></text:p>
      <text:p text:style-name="P11">OutputFile Format (.plux)</text:p>
      <text:p text:style-name="P3"/>
      <text:p text:style-name="P1">A music line (1 bar per line) begins with a ‘|’. Empty bar lines are ignored. There are 8 notes in a bar irrespective of the beats.</text:p>
      <text:p text:style-name="P1"/>
      <text:p text:style-name="P1">Bar line data is :</text:p>
      <text:p text:style-name="P1"/>
      <text:p text:style-name="P1">1-5 <text:tab/><text:tab/>select string</text:p>
      <text:p text:style-name="P1">a-z <text:tab/><text:tab/>set fretting and pluck that string this note</text:p>
      <text:p text:style-name="P1">+ <text:s text:c="2"/><text:tab/><text:tab/>add hammer on 1 (multiple)</text:p>
      <text:p text:style-name="P1">- <text:s text:c="2"/><text:tab/><text:tab/>sub pull off 1 (multiple)</text:p>
      <text:p text:style-name="P1">/ <text:s text:c="2"/><text:tab/><text:tab/>slide 1 (multiple)</text:p>
      <text:p text:style-name="P1">=<text:tab/><text:tab/>Change the width of the slide from 2 notes to 1 note. <text:s text:c="14"/></text:p>
      <text:p text:style-name="P1">. <text:tab/><text:tab/>go to next note.</text:p>
      <text:p text:style-name="P1">(Chord)<text:tab/>set display chord</text:p>
      <text:p text:style-name="P1"/>
      <text:p text:style-name="Standard_20__28_user_29_"><text:span text:style-name="T1">The + - / modifiers mean the fretting specifies the start position</text:span><text:span text:style-name="T2">. </text:span><text:span text:style-name="T1">So 2/4 would be 2//.</text:span></text:p>
      <text:p text:style-name="P1"/>
      <text:p text:style-name="P1">An information list begins with a ‘.’ and has the format .&lt;name&gt; := &lt;value&gt; (no spaces)</text:p>
      <text:p text:style-name="P1"/>
      <text:p text:style-name="P1">Supported information items are : (default values in brackets)</text:p>
      <text:p text:style-name="P1"/>
      <text:p text:style-name="P1">beats <text:tab/><text:tab/>default beats per bar (4)</text:p>
      <text:p text:style-name="P1">tempo <text:tab/>default beats per minute play speed (80)</text:p>
      <text:p text:style-name="P1">step <text:tab/><text:tab/>amount tempo increases every play when on speed-up (4)</text:p>
      <text:p text:style-name="P1">tuning <text:tab/>current tuning. Supports gcgcd and (gdgbd)</text:p>
      <text:p text:style-name="P1"/>
      <text:p text:style-name="P1">others are ignored.</text:p>
      <text:p text:style-name="P1"/>
      <text:p text:style-name="P1">Lines beginning with // are comments and ignored.</text:p>
      <text:p text:style-name="P1"/>
      <text:p text:style-name="P3"/>
      <text:p text:style-name="P11">Different Display Usage</text:p>
      <text:p text:style-name="P3"/>
      <text:p text:style-name="P1">Minimising the interface for different displays.</text:p>
      <text:p text:style-name="P1"/>
      <text:p text:style-name="P5">float Interface(command as integer,bar ref as bar,dispInfo ref as dispInfo,params as IFParams)</text:p>
      <text:p text:style-name="P5"/>
      <text:p text:style-name="P2">Initialise</text:p>
      <text:p text:style-name="P1">Load Resources for the display.</text:p>
      <text:p text:style-name="P1"/>
      <text:p text:style-name="P2">Create</text:p>
      <text:p text:style-name="P1">(param 1 : bars in tune)</text:p>
      <text:p text:style-name="P1"/>
      <text:p text:style-name="P1">Draw background, set up for specific tune (if full page tab display sizes for example)</text:p>
      <text:p text:style-name="P1">Create empty display information records for each bar which are all non-displayed</text:p>
      <text:p text:style-name="P1"/>
      <text:p text:style-name="P2">Destroy</text:p>
      <text:p text:style-name="P1"/>
      <text:p text:style-name="P1">Remove background</text:p>
      <text:p text:style-name="P1">(Hide all display resources is done by the caller)</text:p>
      <text:p text:style-name="P1"/>
      <text:p text:style-name="P2">Visible</text:p>
      <text:p text:style-name="P1">(bar,param 1 : position in music in bars float)</text:p>
      <text:p text:style-name="P1"/>
      <text:p text:style-name="P1">Returns non-zero if the given bar is partially displayed at that music position.</text:p>
      <text:p text:style-name="P1"/>
      <text:p text:style-name="P2">Show</text:p>
      <text:p text:style-name="P1">(bar,param 1 : position in music in bars float)</text:p>
      <text:p text:style-name="P1"/>
      <text:p text:style-name="P1">Move the bar at a given position, creating if necessary, modifying if necessary.</text:p>
      <text:p text:style-name="P1"/>
      <text:p text:style-name="P2">Hide</text:p>
      <text:p text:style-name="P1">if drawn , Free up all the bars display resources.</text:p>
      <text:p text:style-name="P1"/>
      <text:p text:style-name="P2">ID allocation (10000 onwards)</text:p>
      <text:p text:style-name="P1"/>
      <text:p text:style-name="P1">+0...+19<text:tab/>Note#1<text:tab/><text:tab/><text:tab/>0..4 note specific 5x3 for each displayed note.</text:p>
      <text:p text:style-name="P1">+20..+39<text:tab/>Note#2</text:p>
      <text:p text:style-name="P1">+40..+59<text:tab/>Note#3</text:p>
      <text:p text:style-name="P1">+140..+159<text:tab/>Note#8</text:p>
      <text:p text:style-name="P1">+160..+199<text:tab/>Reserved <text:tab/><text:tab/><text:tab/>Allocated for general use.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0</meta:editing-cycles>
    <meta:creation-date>2019-04-23T11:48:00</meta:creation-date>
    <dc:date>2019-04-24T15:21:42.698011375</dc:date>
    <meta:editing-duration>PT17M5S</meta:editing-duration>
    <meta:generator>LibreOffice/6.2.3.2$Linux_X86_64 LibreOffice_project/20$Build-2</meta:generator>
    <meta:document-statistic meta:table-count="1" meta:image-count="0" meta:object-count="0" meta:page-count="3" meta:paragraph-count="62" meta:word-count="452" meta:character-count="2536" meta:non-whitespace-character-count="20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